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ucidatypewriter" svg:font-family="lucidatypewriter" style:font-family-generic="roman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1b1a6b" officeooo:paragraph-rsid="001b1a6b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break-before="page"/>
      <style:text-properties fo:font-size="11pt" fo:font-weight="bold" officeooo:rsid="001b1a6b" officeooo:paragraph-rsid="001b1a6b" style:font-size-asian="11pt" style:font-weight-asian="bold" style:font-size-complex="11pt" style:font-weight-complex="bold"/>
    </style:style>
    <style:style style:name="P4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font-name="lucidatypewriter"/>
    </style:style>
    <style:style style:name="T3" style:family="text">
      <style:text-properties fo:color="#000000" style:font-name="lucidatypewriter" fo:font-weight="bold" style:font-weight-asian="bold" style:font-weight-complex="bold"/>
    </style:style>
    <style:style style:name="T4" style:family="text">
      <style:text-properties fo:color="#0000ff" style:font-name="lucidatypewriter" fo:font-size="10pt" style:font-size-asian="10pt"/>
    </style:style>
    <style:style style:name="T5" style:family="text">
      <style:text-properties fo:color="#0000ff" style:font-name="lucidatypewriter"/>
    </style:style>
    <style:style style:name="T6" style:family="text">
      <style:text-properties fo:color="#a020f0" style:font-name="lucidatypewriter" fo:font-size="10pt" style:font-size-asian="10pt"/>
    </style:style>
    <style:style style:name="T7" style:family="text">
      <style:text-properties fo:color="#a020f0" style:font-name="lucidatypewriter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228b22" style:font-name="lucidatypewrit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telescope.m</text:p>
      <text:p text:style-name="P2"/>
      <text:p text:style-name="P2"><text:span text:style-name="T2"><text:s text:c="8"/></text:span><text:span text:style-name="T5">function</text:span><text:span text:style-name="T2"> varargout = footprintProjection(obj,zernModeMax,src)</text:span></text:p>
      <text:p text:style-name="P2"><text:span text:style-name="T2"><text:s text:c="12"/>nSource = length(src);</text:span></text:p>
      <text:p text:style-name="P2"><text:span text:style-name="T2"><text:s text:c="12"/>P = cell(obj.atm.nLayer,nSource);</text:span></text:p>
      <text:p text:style-name="P2"><text:span text:style-name="T2"><text:s text:c="12"/>obj.log.verbose = false;</text:span></text:p>
      <text:p text:style-name="P2"><text:span text:style-name="T2"><text:s text:c="12"/></text:span><text:span text:style-name="T5">for</text:span><text:span text:style-name="T2"> kSource = 1:nSource</text:span></text:p>
      <text:p text:style-name="P2"><text:span text:style-name="T2"><text:s text:c="16"/>fprintf(</text:span><text:span text:style-name="T7">' @(telescope) &gt; Source #%2d - Layer #00'</text:span><text:span text:style-name="T2">,kSource)</text:span></text:p>
      <text:p text:style-name="P2"><text:span text:style-name="T2"><text:s text:c="16"/></text:span><text:span text:style-name="T5">for</text:span><text:span text:style-name="T2"> kLayer = 1:obj.atm.nLayer</text:span></text:p>
      <text:p text:style-name="P2"><text:span text:style-name="T2"><text:s text:c="20"/>fprintf(</text:span><text:span text:style-name="T7">'\b\b%2d'</text:span><text:span text:style-name="T2">,kLayer)</text:span></text:p>
      <text:p text:style-name="P2"><text:span text:style-name="T2"><text:s text:c="20"/>obj.atm.layer(kLayer).zern = </text:span><text:span text:style-name="T5">...</text:span></text:p>
      <text:p text:style-name="P2"><text:span text:style-name="T2"><text:s text:c="24"/>zernike(1:zernModeMax,</text:span><text:span text:style-name="T7">'resolution'</text:span><text:span text:style-name="T2">,obj.atm.layer(kLayer).nPixel);</text:span></text:p>
      <text:p text:style-name="P2"><text:span text:style-name="T2"><text:s text:c="20"/>conjD = obj.atm.layer(kLayer).D;</text:span></text:p>
      <text:p text:style-name="P2"><text:span text:style-name="T2"><text:s text:c="20"/>delta = obj.atm.layer(kLayer).altitude.*</text:span><text:span text:style-name="T5">...</text:span></text:p>
      <text:p text:style-name="P2"><text:span text:style-name="T2"><text:s text:c="24"/>tan(src(kSource).zenith).*</text:span><text:span text:style-name="T5">...</text:span></text:p>
      <text:p text:style-name="P2"><text:span text:style-name="T2"><text:s text:c="24"/>[cos(src(kSource).azimuth),sin(src(kSource).azimuth)];</text:span></text:p>
      <text:p text:style-name="P2"><text:span text:style-name="T2"><text:s text:c="20"/>delta = delta*2/conjD;</text:span></text:p>
      <text:p text:style-name="P2"><text:span text:style-name="T2"><text:s text:c="20"/>alpha = conjD./obj.D;</text:span></text:p>
      <text:p text:style-name="P2"><text:span text:style-name="T2"><text:s text:c="20"/>P{kLayer,kSource} = </text:span><text:span text:style-name="T3">smallFootprintExpansion</text:span><text:span text:style-name="T2">(obj.atm.layer(kLayer).zern,delta,alpha);</text:span></text:p>
      <text:p text:style-name="P2"><text:span text:style-name="T2"><text:s text:c="20"/>varargout{1} = P;</text:span></text:p>
      <text:p text:style-name="P2"><text:span text:style-name="T2"><text:s text:c="16"/></text:span><text:span text:style-name="T5">end</text:span></text:p>
      <text:p text:style-name="P2"><text:span text:style-name="T2"><text:s text:c="16"/>fprintf(</text:span><text:span text:style-name="T7">'\n'</text:span><text:span text:style-name="T2">)</text:span></text:p>
      <text:p text:style-name="P2"><text:span text:style-name="T2"><text:s text:c="12"/></text:span><text:span text:style-name="T5">end</text:span></text:p>
      <text:p text:style-name="P2"><text:span text:style-name="T2"><text:s text:c="12"/>obj.log.verbose = true;</text:span></text:p>
      <text:p text:style-name="P2"><text:span text:style-name="T9">% <text:s text:c="12"/>if nargout&gt;1</text:span></text:p>
      <text:p text:style-name="P2"><text:span text:style-name="T9">% <text:s text:c="16"/>o = linspace(0,2*pi,101);</text:span></text:p>
      <text:p text:style-name="P2"><text:span text:style-name="T9">% <text:s text:c="16"/>varargout{2} = cos(o)./alpha + delta(1);</text:span></text:p>
      <text:p text:style-name="P2"><text:span text:style-name="T9">% <text:s text:c="16"/>varargout{3} = sin(o)./alpha + delta(2);</text:span></text:p>
      <text:p text:style-name="P2"><text:span text:style-name="T9">% <text:s text:c="12"/>end</text:span></text:p>
      <text:p text:style-name="P2"><text:span text:style-name="T2"><text:s text:c="8"/></text:span><text:span text:style-name="T5">end</text:span></text:p>
      <text:p text:style-name="P2"/>
      <text:p text:style-name="P2"/>
      <text:p text:style-name="P2"/>
      <text:p text:style-name="P3">FROM zernike.m</text:p>
      <text:p text:style-name="P2"/>
      <text:p text:style-name="P2"><text:span text:style-name="T2"><text:s text:c="8"/></text:span><text:span text:style-name="T5">function</text:span><text:span text:style-name="T2"> P = smallFootprintExpansion(obj,delta,largeSmallRadiusRatio)</text:span></text:p>
      <text:p text:style-name="P2"><text:span text:style-name="T9"><text:s text:c="12"/>%% SMALLFOOTPRINTEXPANSION Portion of Zernike expansion onto zernikes</text:span></text:p>
      <text:p text:style-name="P2"><text:span text:style-name="T2"><text:s text:c="12"/></text:span><text:span text:style-name="T9">%</text:span></text:p>
      <text:p text:style-name="P2"><text:span text:style-name="T2"><text:s text:c="12"/></text:span><text:span text:style-name="T9">% obj =</text:span></text:p>
      <text:p text:style-name="P2"><text:span text:style-name="T2"><text:s text:c="12"/></text:span><text:span text:style-name="T9">% obj.smallFootprintExpansion(delta,largeSmallRadiusRatio)</text:span></text:p>
      <text:p text:style-name="P2"><text:span text:style-name="T2"><text:s text:c="12"/></text:span><text:span text:style-name="T9">% expands a circular portion of Zernike polynomials centered on</text:span></text:p>
      <text:p text:style-name="P2"><text:span text:style-name="T2"><text:s text:c="12"/></text:span><text:span text:style-name="T9">% delta(1) and delta(2) onto another Zernike basis fitted to</text:span></text:p>
      <text:p text:style-name="P2"><text:span text:style-name="T2"><text:s text:c="12"/></text:span><text:span text:style-name="T9">% the circular portion. The ratio of the radius of both basis</text:span></text:p>
      <text:p text:style-name="P2"><text:span text:style-name="T2"><text:s text:c="12"/></text:span><text:span text:style-name="T9">% is given by largeSmallRadiusRatio.</text:span></text:p>
      <text:p text:style-name="P2"><text:span text:style-name="T2"><text:s text:c="12"/></text:span></text:p>
      <text:p text:style-name="P2"><text:span text:style-name="T2"><text:s text:c="12"/>nMode = length(obj.j);</text:span></text:p>
      <text:p text:style-name="P2"><text:span text:style-name="T2"><text:s text:c="12"/>lastMode = max(obj.j);</text:span></text:p>
      <text:p text:style-name="P2"><text:span text:style-name="T2"><text:s text:c="12"/></text:span><text:span text:style-name="T5">if</text:span><text:span text:style-name="T2"> all(delta==0) &amp;&amp; largeSmallRadiusRatio==1</text:span></text:p>
      <text:p text:style-name="P2"><text:span text:style-name="T2"><text:s text:c="16"/>P = diag(ones(1,nMode),nMode-lastMode);</text:span></text:p>
      <text:p text:style-name="P2"><text:span text:style-name="T2"><text:s text:c="16"/></text:span><text:span text:style-name="T5">if</text:span><text:span text:style-name="T2"> lastMode&gt;nMode</text:span></text:p>
      <text:p text:style-name="P2"><text:span text:style-name="T2"><text:s text:c="20"/>P(:,end+(nMode-lastMode)+1:end) = [];</text:span></text:p>
      <text:p text:style-name="P2"><text:span text:style-name="T2"><text:s text:c="16"/></text:span><text:span text:style-name="T5">end</text:span></text:p>
      <text:p text:style-name="P2"><text:span text:style-name="T2"><text:s text:c="12"/></text:span><text:span text:style-name="T5">else</text:span></text:p>
      <text:p text:style-name="P2"><text:span text:style-name="T2"><text:s text:c="16"/>znmj = mat2cell([obj.j;obj.n;obj.m],3,ones(1,nMode));</text:span></text:p>
      <text:p text:style-name="P2"><text:span text:style-name="T2"><text:s text:c="16"/>znmj = repmat(znmj,lastMode,1);</text:span></text:p>
      <text:p text:style-name="P2"><text:span text:style-name="T2"><text:s text:c="16"/>zern = zernike(1:lastMode);</text:span></text:p>
      <text:p text:style-name="P2"><text:span text:style-name="T2"><text:s text:c="16"/>znmi = mat2cell([zern.j;zern.n;zern.m],3,ones(1,lastMode));</text:span></text:p>
      <text:p text:style-name="P2"><text:span text:style-name="T2"><text:s text:c="16"/>znmi = repmat(znmi,nMode,1);</text:span></text:p>
      <text:p text:style-name="P2"><text:span text:style-name="T2"><text:s text:c="16"/>znmi = znmi';</text:span></text:p>
      <text:p text:style-name="P2"><text:span text:style-name="T2"><text:s text:c="16"/>index = triu(true(lastMode,nMode),nMode-lastMode);</text:span></text:p>
      <text:p text:style-name="P2"><text:span text:style-name="T2"><text:s text:c="16"/>pij = @(znmi,znmj) </text:span><text:span text:style-name="T5">...</text:span></text:p>
      <text:p text:style-name="P2"><text:span text:style-name="T2"><text:s text:c="20"/>quad2d(@(r,o) integrand(r,o,znmi(1),znmi(2),znmi(3),znmj(1),znmj(2),znmj(3)) ,0,1,0,2*pi);</text:span></text:p>
      <text:p text:style-name="P2"><text:span text:style-name="T2"><text:s text:c="16"/>P = zeros(lastMode,nMode);</text:span></text:p>
      <text:p text:style-name="P2"><text:span text:style-name="T2"><text:s text:c="16"/></text:span><text:span text:style-name="T9">% <text:s text:c="16"/>tic</text:span></text:p>
      <text:p text:style-name="P2"><text:span text:style-name="T2"><text:s text:c="16"/>P(index) = cellfun(pij,znmj(index),znmi(index))./pi;</text:span></text:p>
      <text:p text:style-name="P2"><text:span text:style-name="T2"><text:s text:c="16"/></text:span><text:span text:style-name="T9">% <text:s text:c="16"/>toc</text:span></text:p>
      <text:p text:style-name="P2"><text:span text:style-name="T2"><text:s text:c="16"/>P(abs(P)&lt;1e-6) = 0;</text:span></text:p>
      <text:p text:style-name="P2"><text:span text:style-name="T2"><text:s text:c="12"/></text:span><text:span text:style-name="T5">end</text:span></text:p>
      <text:p text:style-name="P2"><text:span text:style-name="T2"><text:s text:c="12"/></text:span></text:p>
      <text:p text:style-name="P2"><text:span text:style-name="T2"><text:s text:c="12"/></text:span><text:span text:style-name="T5">function</text:span><text:span text:style-name="T2"> out = integrand(r,o,zi,ni,mi,zj,nj,mj)</text:span></text:p>
      <text:p text:style-name="P2"><text:span text:style-name="T2"><text:s text:c="16"/>xTrunc = r.*cos(o)/largeSmallRadiusRatio+delta(1);</text:span></text:p>
      <text:p text:style-name="P2"><text:span text:style-name="T2"><text:s text:c="16"/>yTrunc = r.*sin(o)/largeSmallRadiusRatio+delta(2);</text:span></text:p>
      <text:p text:style-name="P2"><text:span text:style-name="T2"><text:s text:c="16"/>rTrunc = hypot(xTrunc,yTrunc);</text:span></text:p>
      <text:p text:style-name="P2"><text:span text:style-name="T2"><text:s text:c="16"/>oTrunc = atan2(yTrunc,xTrunc);</text:span></text:p>
      <text:p text:style-name="P2"><text:span text:style-name="T2"><text:s text:c="16"/>out = r.*zernike.fun(zi,ni,mi,rTrunc,oTrunc) .* </text:span><text:span text:style-name="T5">...</text:span></text:p>
      <text:p text:style-name="P2"><text:span text:style-name="T2"><text:s text:c="20"/>zernike.fun(zj,nj,mj,r,o);</text:span></text:p>
      <text:p text:style-name="P2"><text:span text:style-name="T2"><text:s text:c="12"/></text:span><text:span text:style-name="T5">end</text:span></text:p>
      <text:p text:style-name="P2"><text:span text:style-name="T2"><text:s text:c="12"/></text:span></text:p>
      <text:p text:style-name="P2"><text:span text:style-name="T2"><text:s text:c="8"/></text:span><text:span text:style-name="T5">end</text:span></text:p>
      <text:p text:style-name="P2"><text:span text:style-name="T2"><text:s text:c="8"/></text:span></text:p>
      <text:p text:style-name="P2"/>
      <text:p text:style-name="P4"><text:span text:style-name="T9">%% Using the SmallFootprintExpansion algorithm from Lindstrum:</text:span></text:p>
      <text:p text:style-name="P2"><text:span text:style-name="T9">%%% The function AnalyticalSmallFootprintExpansion computes the modal projection of Zernike polynomials analytically using Noll's </text:span></text:p>
      <text:p text:style-name="P2"><text:span text:style-name="T9">%%% indexing convention onto a smaller telescope pupil, displaced by $\Delta x$ and $\Delta y$ and (possibly) rotated </text:span></text:p>
      <text:p text:style-name="P2"><text:span text:style-name="T9">%%% (In our case, the pupil is not rotated at all).</text:span></text:p>
      <text:p text:style-name="P2"><text:span text:style-name="T2">tic</text:span></text:p>
      <text:p text:style-name="P2"><text:span text:style-name="T2">[projection_modal_smallfootprint_alpha, projection_modal_smallfootprint_alphaCellarray] = </text:span><text:span text:style-name="T5">...</text:span></text:p>
      <text:p text:style-name="P2"><text:span text:style-name="T2"><text:s text:c="4"/>tool_analytical_small_footprint_expansion(zernModeMaxProj, tel, ngs, atm);</text:span></text:p>
      <text:p text:style-name="P2"><text:span text:style-name="T2"><text:s/></text:span></text:p>
      <text:p text:style-name="P2"><text:span text:style-name="T9">% [projection_modal_smallfootprint_alpha, projection_modal_smallfootprint_alphaCellarray] = ...</text:span></text:p>
      <text:p text:style-name="P2"><text:span text:style-name="T9">% <text:s text:c="4"/>lam_utilities.tool_analytical_small_footprint_expansion(zernModeMaxProj, tel, ngs, atm);</text:span></text:p>
      <text:p text:style-name="P2"><text:span text:style-name="T9"><text:s/></text:span></text:p>
      <text:p text:style-name="P2"><text:span text:style-name="T2">t_analyticalfoot = toc;</text:span></text:p>
      <text:p text:style-name="P2"><text:span text:style-name="T2"><text:s/></text:span></text:p>
      <text:p text:style-name="P2"><text:span text:style-name="T2"><text:s/></text:span></text:p>
      <text:p text:style-name="P2"><text:span text:style-name="T9">%% Using the tel.footprintProjection algorithm</text:span></text:p>
      <text:p text:style-name="P2"><text:span text:style-name="T9">%%% P = tel.footprintProjection(obj,zernModeMax,src); here </text:span></text:p>
      <text:p text:style-name="P2"><text:span text:style-name="T9">%%% the "obj" is the "tel+atm"</text:span></text:p>
      <text:p text:style-name="P2"><text:span text:style-name="T9">%%% the zernModeMax <text:s/>is the number of maximal modes of Zernike</text:span></text:p>
      <text:p text:style-name="P2"><text:span text:style-name="T9">%%% This file is from /home/mkonnik/matlab/OOMAO_LAM/oomao_raven/OOMAO-Raven/OOMAOlibUpdated/telescope.m</text:span></text:p>
      <text:p text:style-name="P2"><text:span text:style-name="T9">%%% which obviously needs a documentation (conveniently missing....)</text:span></text:p>
      <text:p text:style-name="P2"><text:span text:style-name="T2">tic</text:span></text:p>
      <text:p text:style-name="P2"><text:span text:style-name="T2"><text:s text:c="4"/>projection_modal_footprint = footprintProjection(tel, zernModeMaxProj, ngs);</text:span></text:p>
      <text:p text:style-name="P2"><text:span text:style-name="T2">t_footprint = toc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function</text:span><text:span text:style-name="T1"> [Proj Projcell] = AnalyticalSmallFootprintExpansion(zernModeMaxProj,tel,gs,atm)</text:span></text:p>
      <text:p text:style-name="Standard"><text:span text:style-name="T1">nMode = zernModeMaxProj-1; <text:s text:c="9"/></text:span><text:span text:style-name="T8">%% number of Zernike modes.</text:span></text:p>
      <text:p text:style-name="Standard"><text:span text:style-name="T1"><text:s/></text:span></text:p>
      <text:p text:style-name="Standard"><text:span text:style-name="T1"><text:s text:c="4"/>A2N <text:s text:c="2"/>= <text:s/>ANSI2Noll(nMode); </text:span><text:span text:style-name="T8">%% converts the ANSI order of the Zernike modes into Noll convention</text:span></text:p>
      <text:p text:style-name="Standard"><text:span text:style-name="T8"><text:s/></text:span></text:p>
      <text:p text:style-name="Standard"><text:span text:style-name="T1">altitudes = [atm.layer.altitude]; <text:s text:c="3"/></text:span><text:span text:style-name="T8">%% atmospheric layers altitudes</text:span></text:p>
      <text:p text:style-name="Standard"><text:span text:style-name="T1">nGs = length(gs); <text:s text:c="19"/></text:span><text:span text:style-name="T8">%% number of Guide Stars</text:span></text:p>
      <text:p text:style-name="Standard"><text:span text:style-name="T1">re_sorting_vector = zeros(1,nMode+1);</text:span><text:span text:style-name="T8">%% preallocation of a re-sorting vector for the Zernike modes.</text:span></text:p>
      <text:p text:style-name="Standard"><text:span text:style-name="T1"><text:s/></text:span></text:p>
      <text:p text:style-name="Standard"><text:span text:style-name="T8">%%% diameterAt is from telescopeAbstract.m, that takes into account the Field</text:span></text:p>
      <text:p text:style-name="Standard"><text:span text:style-name="T8">%%% of View (FOV) and height of the layer: <text:s text:c="13"/>out = obj.D + 2.*height.*tan(obj.fieldOfView/2);</text:span></text:p>
      <text:p text:style-name="Standard"><text:span text:style-name="T1">D0 = tel.diameterAt(altitudes)*1000; </text:span><text:span text:style-name="T8">%% telescope's diameter at an altitude of kLayer</text:span></text:p>
      <text:p text:style-name="Standard"><text:span text:style-name="T1">Dh = tel.D*1000;</text:span></text:p>
      <text:p text:style-name="Standard"><text:span text:style-name="T1"><text:s/></text:span></text:p>
      <text:p text:style-name="Standard"><text:span text:style-name="T1">Proj = zeros((nMode+1), (nMode+1), <text:s/>nGs, atm.nLayer);</text:span></text:p>
      <text:p text:style-name="Standard"><text:span text:style-name="T1">Projcell = cell(nGs, atm.nLayer); <text:s/></text:span><text:span text:style-name="T8">%%% Cell array of size NumberOfNGS x number of atmospheric layers.</text:span></text:p>
      <text:p text:style-name="Standard"><text:span text:style-name="T1"><text:s/></text:span></text:p>
      <text:p text:style-name="Standard"><text:soft-page-break/><text:span text:style-name="T4">for</text:span><text:span text:style-name="T1"> kLayer = 1:atm.nLayer <text:s/></text:span><text:span text:style-name="T8">%% iterating for each atmosphere layer atm.nLayer;</text:span></text:p>
      <text:p text:style-name="Standard"><text:span text:style-name="T1"><text:s text:c="4"/></text:span></text:p>
      <text:p text:style-name="Standard"><text:span text:style-name="T1"><text:s text:c="4"/></text:span><text:span text:style-name="T4">for</text:span><text:span text:style-name="T1"> kGuidestar = 1:nGs </text:span><text:span text:style-name="T8">%% iterating through Guide Stars</text:span></text:p>
      <text:p text:style-name="Standard"><text:span text:style-name="T8"><text:s/></text:span></text:p>
      <text:p text:style-name="Standard"><text:span text:style-name="T1"><text:s text:c="8"/>src = gs(kGuidestar); </text:span><text:span text:style-name="T8">%% taking the properties of Guide Star for each one.</text:span></text:p>
      <text:p text:style-name="Standard"><text:span text:style-name="T1"><text:s text:c="8"/>delta = altitudes(kLayer)*tan(src.zenith)*[cos(src.azimuth),sin(src.azimuth)]; </text:span><text:span text:style-name="T8">%displacement due to altitude and FoV of a telescope</text:span></text:p>
      <text:p text:style-name="Standard"><text:span text:style-name="T1"><text:s/></text:span></text:p>
      <text:p text:style-name="Standard"><text:span text:style-name="T8"><text:s text:c="8"/>%% Computing the Delta_x and Delta_y displacement of the pupil due to asterism <text:s text:c="7"/></text:span></text:p>
      <text:p text:style-name="Standard"><text:span text:style-name="T1"><text:s text:c="8"/>tx = delta(1)*1000; </text:span><text:span text:style-name="T8">%% to convert the tx into millimeters, which is standard unit in TransformC function</text:span></text:p>
      <text:p text:style-name="Standard"><text:span text:style-name="T1"><text:s text:c="8"/>ty = delta(2)*1000; </text:span><text:span text:style-name="T8">%% to convert the ty into millimeters, which is standard unit in TransformC function</text:span></text:p>
      <text:p text:style-name="Standard"><text:span text:style-name="T1"><text:s/></text:span></text:p>
      <text:p text:style-name="Standard"><text:span text:style-name="T1"><text:s text:c="8"/></text:span><text:span text:style-name="T4">parfor</text:span><text:span text:style-name="T1"> kMode = 2:nMode+1</text:span></text:p>
      <text:p text:style-name="Standard"><text:span text:style-name="T8">% <text:s text:c="8"/>for kMode = 2:nMode+1</text:span></text:p>
      <text:p text:style-name="Standard"><text:span text:style-name="T1"><text:s text:c="12"/>vec0 = zeros(1,nMode+1);</text:span></text:p>
      <text:p text:style-name="Standard"><text:span text:style-name="T1"><text:s text:c="12"/>vec0(kMode) = 1; </text:span><text:span text:style-name="T8">%% considering only current mode, thus 1 in vec0 corresponds to kMode (current Mode)</text:span></text:p>
      <text:p text:style-name="Standard"><text:span text:style-name="T1"><text:s/></text:span></text:p>
      <text:p text:style-name="Standard"><text:span text:style-name="T8"><text:s text:c="12"/>%% Transforming the Zernike coeffs for displaced telescope pupil</text:span></text:p>
      <text:p text:style-name="Standard"><text:span text:style-name="T1"><text:s text:c="12"/></text:span><text:span text:style-name="T8">% % % function C2 = TransformC (C1,dia2,tx,ty,thetaR) returns transformed Zernike coefficient set, C2,</text:span></text:p>
      <text:p text:style-name="Standard"><text:span text:style-name="T1"><text:s text:c="12"/></text:span><text:span text:style-name="T8">% % % from the original set, C1, <text:s text:c="2"/>!!!____with the pupil diameter___ in mm as the first vector element!!!.</text:span></text:p>
      <text:p text:style-name="Standard"><text:span text:style-name="T1"><text:s text:c="12"/>C21 = TransformC( [D0 (vec0(1:kMode)) ], Dh, tx, ty, 0); </text:span><text:span text:style-name="T8">%% this function is from the article </text:span></text:p>
      <text:p text:style-name="Standard"><text:span text:style-name="T1"><text:s/></text:span></text:p>
      <text:p text:style-name="Standard"><text:span text:style-name="T1"><text:s text:c="12"/>C2x = zeros(nMode+1,1);</text:span></text:p>
      <text:p text:style-name="Standard"><text:span text:style-name="T1"><text:s text:c="12"/>C2x(1:kMode) = C21(2:kMode+1); </text:span><text:span text:style-name="T8">%% take all elements from C21 since TransformC(1) is a pupil diameter</text:span></text:p>
      <text:p text:style-name="Standard"><text:span text:style-name="T1"><text:s text:c="12"/>C2x_converted = A2N*C2x;</text:span></text:p>
      <text:p text:style-name="Standard"><text:span text:style-name="T1"><text:s text:c="12"/></text:span></text:p>
      <text:p text:style-name="Standard"><text:span text:style-name="T1"><text:s text:c="12"/></text:span><text:span text:style-name="T8">%%% ind = find(X, k, 'last') returns at most the last k indices corresponding to the nonzero entries of X.</text:span></text:p>
      <text:p text:style-name="Standard"><text:span text:style-name="T1"><text:s text:c="12"/>re_sorting_vector(kMode) = find(C2x_converted, 1, </text:span><text:span text:style-name="T6">'last'</text:span><text:span text:style-name="T1">); <text:s/></text:span><text:span text:style-name="T8">%% finds the last index of non-zero entry in the vector converted_tmp; </text:span></text:p>
      <text:p text:style-name="Standard"><text:span text:style-name="T1"><text:s text:c="12"/>Proj(:,kMode,kGuidestar, kLayer) = C2x_converted;</text:span></text:p>
      <text:p text:style-name="Standard"><text:span text:style-name="T1"><text:s/></text:span></text:p>
      <text:p text:style-name="Standard"><text:span text:style-name="T1"><text:s text:c="8"/></text:span><text:span text:style-name="T4">end</text:span><text:span text:style-name="T1"> </text:span><text:span text:style-name="T8">%% for kMode</text:span></text:p>
      <text:p text:style-name="Standard"><text:span text:style-name="T1"><text:s text:c="4"/></text:span><text:span text:style-name="T4">end</text:span><text:span text:style-name="T1"> </text:span><text:span text:style-name="T8">%% <text:s text:c="4"/>for kGuidestar = 1:nGs %% iterating through Guide Stars</text:span></text:p>
      <text:p text:style-name="Standard"><text:span text:style-name="T4">end</text:span><text:span text:style-name="T1"> </text:span><text:span text:style-name="T8">%% for kLayer = 1:atm.nLayer <text:s/>%% iterating for each atmosphere layer nL = atm.nLayer;</text:span></text:p>
      <text:p text:style-name="Standard"><text:span text:style-name="T1"><text:s/></text:span></text:p>
      <text:p text:style-name="Standard"><text:span text:style-name="T1"><text:s/></text:span></text:p>
      <text:p text:style-name="Standard"><text:span text:style-name="T8">%% Converting the Projections into cell array (Projcell)</text:span></text:p>
      <text:p text:style-name="Standard"><text:span text:style-name="T1">[~, resort_indices] = sort(re_sorting_vector); </text:span><text:span text:style-name="T8">%% we need a vector of resort_indices that will recover the correct order in ProjectionMatrix below.</text:span></text:p>
      <text:p text:style-name="Standard"><text:span text:style-name="T8">%%% [B,IX] = sort(A,...) also returns an array of indices IX, where size(IX) == size(A). If A is a vector, B = A(IX). </text:span></text:p>
      <text:p text:style-name="Standard"><text:span text:style-name="T1"><text:s/></text:span></text:p>
      <text:p text:style-name="Standard"><text:span text:style-name="T8">%%% These two loops re-sort the Projected Zernike modes back, according to resort_indices variable.</text:span></text:p>
      <text:p text:style-name="Standard"><text:span text:style-name="T4">for</text:span><text:span text:style-name="T1"> kLayer = 1:atm.nLayer</text:span></text:p>
      <text:p text:style-name="Standard"><text:span text:style-name="T1"><text:s text:c="4"/></text:span><text:span text:style-name="T4">for</text:span><text:span text:style-name="T1"> kGuidestar = 1:nGs</text:span></text:p>
      <text:p text:style-name="Standard"><text:span text:style-name="T1"><text:s text:c="8"/>Projcell{kGuidestar, kLayer} = Proj(:,resort_indices,kGuidestar, kLayer);</text:span></text:p>
      <text:p text:style-name="Standard"><text:span text:style-name="T1"><text:s text:c="4"/></text:span><text:span text:style-name="T4">end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1">Proj = cell2mat(Projcell); </text:span><text:span text:style-name="T8">%% converting the cell back to a matrix.</text:span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ucidatypewriter" svg:font-family="lucidatypewriter" style:font-family-generic="roman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49:25.771488039</meta:creation-date>
    <dc:date>2015-05-21T11:53:50.285848672</dc:date>
    <meta:editing-duration>PT4M24S</meta:editing-duration>
    <meta:editing-cycles>1</meta:editing-cycles>
    <meta:document-statistic meta:table-count="0" meta:image-count="0" meta:object-count="0" meta:page-count="4" meta:paragraph-count="161" meta:word-count="827" meta:character-count="8172" meta:non-whitespace-character-count="6001"/>
    <meta:generator>LibreOffice/4.3.1.2$Linux_x86 LibreOffice_project/958349dc3b25111dbca392fbc281a05559ef6848</meta:generator>
  </office:meta>
</office:document-meta>
</file>